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4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3.0835in"/>
    </style:style>
    <style:style style:name="co9" style:family="table-column">
      <style:table-column-properties fo:break-before="auto" style:column-width="6.9374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 (when that's implemented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kpt</text:p>
          </table:table-cell>
          <table:table-cell table:number-columns-repeated="16383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1-27T19:42:56.155542023</dc:date>
    <meta:editing-cycles>9</meta:editing-cycles>
    <meta:editing-duration>PT49M51S</meta:editing-duration>
    <meta:document-statistic meta:table-count="2" meta:cell-count="111" meta:object-count="0"/>
  </office:meta>
</office:document-meta>
</file>